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A0000007C8D91A0FF235F7330.png" manifest:media-type="image/png"/>
  <manifest:file-entry manifest:full-path="Pictures/10000201000000E1000000E16A68094D245A28F4.png" manifest:media-type="image/png"/>
  <manifest:file-entry manifest:full-path="Pictures/10000201000000FB000000C9BDFE968B21B4B126.png" manifest:media-type="image/png"/>
  <manifest:file-entry manifest:full-path="Pictures/10000201000000E1000000E1FD4E2A8706D35E78.png" manifest:media-type="image/png"/>
  <manifest:file-entry manifest:full-path="Pictures/10000201000002C7000002D0A3B4768285D3F768.png" manifest:media-type="image/png"/>
  <manifest:file-entry manifest:full-path="Pictures/1000020100000136000000A3A5ABA936A92C2E0D.png" manifest:media-type="image/png"/>
  <manifest:file-entry manifest:full-path="Pictures/10000201000001F20000011146D0163B5F370EA0.png" manifest:media-type="image/png"/>
  <manifest:file-entry manifest:full-path="Pictures/1000020100000116000000B5B49D6DFFB9AE2627.png" manifest:media-type="image/png"/>
  <manifest:file-entry manifest:full-path="Pictures/10000201000002EE000002EEA3C7C5922864F1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02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ed1c24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color="#ed1c24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8.447cm" svg:height="5.707cm" svg:x="8.809cm" svg:y="7.231cm">
          <draw:image xlink:href="Pictures/1000020100000136000000A3A5ABA936A92C2E0D.png" xlink:type="simple" xlink:show="embed" xlink:actuate="onLoad">
            <text:p/>
          </draw:image>
        </draw:frame>
        <draw:frame draw:style-name="gr1" draw:text-style-name="P1" xml:id="id4" draw:id="id4" draw:layer="layout" svg:width="1.888cm" svg:height="1.888cm" svg:x="8.891cm" svg:y="3.54cm">
          <draw:image xlink:href="Pictures/10000201000000E1000000E1FD4E2A8706D35E78.png" xlink:type="simple" xlink:show="embed" xlink:actuate="onLoad">
            <text:p/>
          </draw:image>
        </draw:frame>
        <draw:frame draw:style-name="gr1" draw:text-style-name="P1" xml:id="id3" draw:id="id3" draw:layer="layout" svg:width="7.783cm" svg:height="7.239cm" svg:x="18.526cm" svg:y="10.906cm">
          <draw:image xlink:href="Pictures/1000020100000116000000B5B49D6DFFB9AE2627.png" xlink:type="simple" xlink:show="embed" xlink:actuate="onLoad">
            <text:p/>
          </draw:image>
        </draw:frame>
        <draw:frame draw:style-name="gr1" draw:text-style-name="P1" draw:layer="layout" svg:width="5.42cm" svg:height="4.876cm" svg:x="20.431cm" svg:y="11.795cm">
          <draw:image xlink:href="Pictures/10000201000001F20000011146D0163B5F370EA0.png" xlink:type="simple" xlink:show="embed" xlink:actuate="onLoad">
            <text:p/>
          </draw:image>
        </draw:frame>
        <draw:frame draw:style-name="gr1" draw:text-style-name="P1" xml:id="id1" draw:id="id1" draw:layer="layout" svg:width="2.667cm" svg:height="2.667cm" svg:x="19.796cm" svg:y="5.572cm">
          <draw:image xlink:href="Pictures/10000201000002EE000002EEA3C7C5922864F12C.png" xlink:type="simple" xlink:show="embed" xlink:actuate="onLoad">
            <text:p/>
          </draw:image>
        </draw:frame>
        <draw:frame draw:style-name="gr1" draw:text-style-name="P1" draw:layer="layout" svg:width="2.624cm" svg:height="2.657cm" draw:transform="rotate (-1.5707963267949) translate (5.572cm 16.664cm)">
          <draw:image xlink:href="Pictures/10000201000002C7000002D0A3B4768285D3F768.png" xlink:type="simple" xlink:show="embed" xlink:actuate="onLoad">
            <text:p/>
          </draw:image>
        </draw:frame>
        <draw:frame draw:style-name="gr1" draw:text-style-name="P1" xml:id="id5" draw:id="id5" draw:layer="layout" svg:width="5.461cm" svg:height="4.374cm" svg:x="1.381cm" svg:y="10.215cm">
          <draw:image xlink:href="Pictures/10000201000000FB000000C9BDFE968B21B4B126.png" xlink:type="simple" xlink:show="embed" xlink:actuate="onLoad">
            <text:p/>
          </draw:image>
        </draw:frame>
        <draw:frame draw:style-name="gr1" draw:text-style-name="P1" draw:layer="layout" svg:width="1.651cm" svg:height="2.54cm" svg:x="3.667cm" svg:y="14.081cm">
          <draw:image xlink:href="Pictures/10000201000000E1000000E16A68094D245A28F4.png" xlink:type="simple" xlink:show="embed" xlink:actuate="onLoad">
            <text:p/>
          </draw:image>
        </draw:frame>
        <draw:frame draw:style-name="gr2" draw:text-style-name="P2" draw:layer="layout" svg:width="3.034cm" svg:height="0.962cm" svg:x="21.969cm" svg:y="6.134cm">
          <draw:text-box>
            <text:p>webhook</text:p>
          </draw:text-box>
        </draw:frame>
        <draw:frame draw:style-name="gr3" draw:text-style-name="P2" draw:layer="layout" svg:width="5.535cm" svg:height="0.962cm" svg:x="3.54cm" svg:y="3.848cm">
          <draw:text-box>
            <text:p>Application server</text:p>
          </draw:text-box>
        </draw:frame>
        <draw:frame draw:style-name="gr1" draw:text-style-name="P1" draw:layer="layout" svg:width="1.27cm" svg:height="1.022cm" svg:x="3.54cm" svg:y="11.795cm">
          <draw:image xlink:href="Pictures/100002010000009A0000007C8D91A0FF235F7330.png" xlink:type="simple" xlink:show="embed" xlink:actuate="onLoad">
            <text:p/>
          </draw:image>
        </draw:frame>
        <draw:frame draw:style-name="gr4" draw:text-style-name="P3" draw:layer="layout" svg:width="5.802cm" svg:height="0.962cm" svg:x="0.786cm" svg:y="11.668cm">
          <draw:text-box>
            <text:p><text:span text:style-name="T1">Application client</text:span></text:p>
          </draw:text-box>
        </draw:frame>
        <draw:connector draw:style-name="gr5" draw:text-style-name="P1" draw:layer="layout" draw:type="curve" svg:x1="19.796cm" svg:y1="6.905cm" svg:x2="17.256cm" svg:y2="10.084cm" draw:start-shape="id1" draw:start-glue-point="3" draw:end-shape="id2" svg:d="M19796 6905c-1905 0-635 3179-2540 3179" svg:viewBox="0 0 2541 3180">
          <text:p/>
        </draw:connector>
        <draw:connector draw:style-name="gr5" draw:text-style-name="P1" draw:layer="layout" draw:type="curve" svg:x1="17.256cm" svg:y1="10.084cm" svg:x2="18.526cm" svg:y2="14.525cm" draw:start-shape="id2" draw:start-glue-point="1" draw:end-shape="id3" svg:d="M17256 10084c952 0 318 4441 1270 4441" svg:viewBox="0 0 1271 4442">
          <text:p/>
        </draw:connector>
        <draw:connector draw:style-name="gr5" draw:text-style-name="P1" draw:layer="layout" draw:type="curve" svg:x1="21.129cm" svg:y1="5.572cm" svg:x2="13.032cm" svg:y2="7.231cm" draw:start-shape="id1" draw:start-glue-point="0" draw:end-shape="id2" svg:d="M21129 5572c0-751-8097-1581-8097 1659" svg:viewBox="0 0 8098 2344">
          <text:p/>
        </draw:connector>
        <draw:connector draw:style-name="gr5" draw:text-style-name="P1" draw:layer="layout" draw:type="curve" svg:x1="13.032cm" svg:y1="7.231cm" svg:x2="9.835cm" svg:y2="5.428cm" draw:start-shape="id2" draw:start-glue-point="0" draw:end-shape="id4" svg:d="M13032 7231c0-1351-3197-450-3197-1803" svg:viewBox="0 0 3198 1804">
          <text:p/>
        </draw:connector>
        <draw:connector draw:style-name="gr5" draw:text-style-name="P1" draw:layer="layout" draw:type="curve" svg:x1="9.835cm" svg:y1="5.428cm" svg:x2="8.809cm" svg:y2="10.084cm" draw:start-shape="id4" draw:start-glue-point="2" draw:end-shape="id2" draw:end-glue-point="3" svg:d="M9835 5428c0 1353-764 1127-1208 1953s-569 2703 182 2703" svg:viewBox="0 0 1566 4657">
          <text:p/>
        </draw:connector>
        <draw:connector draw:style-name="gr5" draw:text-style-name="P1" draw:layer="layout" draw:type="curve" svg:x1="8.809cm" svg:y1="10.084cm" svg:x2="6.842cm" svg:y2="12.402cm" draw:start-shape="id2" draw:start-glue-point="3" draw:end-shape="id5" svg:d="M8809 10084c-1474 0-491 2318-1967 2318" svg:viewBox="0 0 1968 23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1T11:02:49.196893874</meta:creation-date>
    <dc:date>2019-03-21T14:00:56.536184883</dc:date>
    <meta:editing-duration>PT1H31M12S</meta:editing-duration>
    <meta:editing-cycles>14</meta:editing-cycles>
    <meta:generator>LibreOffice/6.0.7.3$Linux_X86_64 LibreOffice_project/00m0$Build-3</meta:generator>
    <meta:document-statistic meta:object-count="18"/>
  </office:meta>
</office:document-meta>
</file>